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31c1" officeooo:paragraph-rsid="002031c1"/>
    </style:style>
    <style:style style:name="P2" style:family="paragraph" style:parent-style-name="Standard">
      <style:text-properties officeooo:paragraph-rsid="002031c1"/>
    </style:style>
    <style:style style:name="P3" style:family="paragraph" style:parent-style-name="Standard">
      <style:text-properties officeooo:rsid="002031c1" officeooo:paragraph-rsid="002031c1"/>
    </style:style>
    <style:style style:name="P4" style:family="paragraph" style:parent-style-name="Standard">
      <style:text-properties fo:font-variant="normal" fo:text-transform="none" fo:color="#3b5bdb" style:font-name="montserrat" fo:letter-spacing="normal" fo:font-style="normal" fo:font-weight="bold" officeooo:rsid="002031c1" officeooo:paragraph-rsid="002031c1"/>
    </style:style>
    <style:style style:name="P5" style:family="paragraph" style:parent-style-name="Standard">
      <style:text-properties officeooo:rsid="0021aff2" officeooo:paragraph-rsid="0021aff2"/>
    </style:style>
    <style:style style:name="P6" style:family="paragraph" style:parent-style-name="Standard">
      <style:text-properties officeooo:rsid="0021aff2" officeooo:paragraph-rsid="002278f3"/>
    </style:style>
    <style:style style:name="T1" style:family="text">
      <style:text-properties fo:font-variant="normal" fo:text-transform="none" fo:color="#000000" style:font-name="Liberation Serif" fo:letter-spacing="normal" fo:font-style="normal" fo:font-weight="normal" officeooo:rsid="002031c1" style:font-weight-asian="normal" style:font-weight-complex="normal"/>
    </style:style>
    <style:style style:name="T2" style:family="text">
      <style:text-properties officeooo:rsid="00203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Question<text:span text:style-name="T2"> </text:span>6</text:p>
      <text:p text:style-name="P5"/>
      <text:p text:style-name="P6">Q1.<text:span text:style-name="T2"> </text:span>Usi<text:span text:style-name="T2">n</text:span>g<text:span text:style-name="T2"> </text:span>the<text:span text:style-name="T2"> </text:span>API<text:span text:style-name="T2"> </text:span>of<text:span text:style-name="T2"> </text:span>the<text:span text:style-name="T2"> </text:span>social<text:span text:style-name="T2"> </text:span>media<text:span text:style-name="T2"> </text:span>get<text:span text:style-name="T2"> </text:span>all<text:span text:style-name="T2"> </text:span>the<text:span text:style-name="T2"> </text:span>posts<text:span text:style-name="T2"> </text:span>of<text:span text:style-name="T2"> </text:span>the<text:span text:style-name="T2"> </text:span>user.</text:p>
      <text:p text:style-name="P6">Or<text:span text:style-name="T2"> </text:span>use<text:span text:style-name="T2"> </text:span>we<text:span text:style-name="T2"> </text:span>scrapi<text:span text:style-name="T2">n</text:span>g<text:span text:style-name="T2"> </text:span>o<text:span text:style-name="T2">n </text:span>the<text:span text:style-name="T2"> </text:span>users<text:span text:style-name="T2"> </text:span>profile<text:span text:style-name="T2"> </text:span>to<text:span text:style-name="T2"> </text:span>get<text:span text:style-name="T2"> </text:span>all<text:span text:style-name="T2"> </text:span>of<text:span text:style-name="T2"> </text:span>his<text:span text:style-name="T2"> </text:span>posts.</text:p>
      <text:p text:style-name="P5"/>
      <text:p text:style-name="P6">Q2.<text:span text:style-name="T2"> <text:s/>Convolutional neural network</text:span></text:p>
      <text:p text:style-name="P1"/>
      <text:p text:style-name="P1"/>
      <text:p text:style-name="P1">Question 7</text:p>
      <text:p text:style-name="P2"/>
      <text:p text:style-name="P1">Q1. ls -p | grep -v /</text:p>
      <text:p text:style-name="P1"/>
      <text:p text:style-name="P2"><text:span text:style-name="T2">Q2. </text:span>stat -c '%Y %n' * | sort -k1,1nr | head -1</text:p>
      <text:p text:style-name="Standard"/>
      <text:p text:style-name="P2"><text:span text:style-name="T2">Q3. </text:span>rm -v -- "sads&amp;\$df" </text:p>
      <text:p text:style-name="Standard"/>
      <text:p text:style-name="P2"><text:span text:style-name="T2">Q4. </text:span>awk '{s+=$1} END {print s}' input.txt</text:p>
      <text:p text:style-name="P2"/>
      <text:p text:style-name="P2"><text:span text:style-name="T2">Q5. If you forget the old password then you can’t change the password as a standard user, in that case login as root and change the password. May</text:span><text:span text:style-name="T1">b</text:span><text:span text:style-name="T2">e you are logged in as one standard user and trying to change the password of a different standard user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1:58:24.943977573</meta:creation-date>
    <dc:date>2019-10-06T11:43:35.465249794</dc:date>
    <meta:editing-duration>PT11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5" meta:character-count="568" meta:non-whitespace-character-count="461"/>
  </office:meta>
</office:document-meta>
</file>